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fo:color="#000000" style:text-underline-style="none" officeooo:rsid="002c1f7e" officeooo:paragraph-rsid="002c1f7e"/>
    </style:style>
    <style:style style:name="P4" style:family="paragraph" style:parent-style-name="Text_20_body">
      <style:text-properties officeooo:rsid="002c1f7e" officeooo:paragraph-rsid="002c1f7e"/>
    </style:style>
    <style:style style:name="P5" style:family="paragraph" style:parent-style-name="Text_20_body">
      <style:text-properties officeooo:rsid="002cc40a" officeooo:paragraph-rsid="002cc40a"/>
    </style:style>
    <style:style style:name="P6" style:family="paragraph" style:parent-style-name="Text_20_body">
      <style:text-properties officeooo:rsid="002cc40a" officeooo:paragraph-rsid="00312658"/>
    </style:style>
    <style:style style:name="P7" style:family="paragraph" style:parent-style-name="Text_20_body">
      <style:text-properties officeooo:rsid="002d50e1" officeooo:paragraph-rsid="002d50e1"/>
    </style:style>
    <style:style style:name="P8" style:family="paragraph" style:parent-style-name="Text_20_body">
      <style:text-properties officeooo:rsid="002ef7ce" officeooo:paragraph-rsid="002ef7ce"/>
    </style:style>
    <style:style style:name="P9" style:family="paragraph" style:parent-style-name="Text_20_body">
      <style:text-properties officeooo:rsid="002ef7ce" officeooo:paragraph-rsid="00312658"/>
    </style:style>
    <style:style style:name="P10" style:family="paragraph" style:parent-style-name="Text_20_body">
      <style:text-properties officeooo:rsid="00312658" officeooo:paragraph-rsid="00312658"/>
    </style:style>
    <style:style style:name="P11" style:family="paragraph" style:parent-style-name="Text_20_body">
      <style:text-properties officeooo:rsid="00321cf7" officeooo:paragraph-rsid="00321cf7"/>
    </style:style>
    <style:style style:name="P12" style:family="paragraph" style:parent-style-name="Text_20_body">
      <style:text-properties officeooo:rsid="00343aac" officeooo:paragraph-rsid="00343aac"/>
    </style:style>
    <style:style style:name="P13" style:family="paragraph" style:parent-style-name="Text_20_body">
      <style:text-properties officeooo:rsid="00359858" officeooo:paragraph-rsid="00359858"/>
    </style:style>
    <style:style style:name="P14" style:family="paragraph" style:parent-style-name="Text_20_body">
      <style:text-properties officeooo:rsid="00359858" officeooo:paragraph-rsid="00359ec6"/>
    </style:style>
    <style:style style:name="P15" style:family="paragraph" style:parent-style-name="Text_20_body">
      <style:text-properties officeooo:rsid="00359ec6" officeooo:paragraph-rsid="00359ec6"/>
    </style:style>
    <style:style style:name="P16" style:family="paragraph" style:parent-style-name="Text_20_body">
      <style:text-properties officeooo:paragraph-rsid="00359ec6"/>
    </style:style>
    <style:style style:name="P17" style:family="paragraph" style:parent-style-name="Text_20_body">
      <style:text-properties officeooo:rsid="0035f0c9" officeooo:paragraph-rsid="0035f0c9"/>
    </style:style>
    <style:style style:name="P18" style:family="paragraph" style:parent-style-name="Text_20_body">
      <style:text-properties officeooo:paragraph-rsid="0035f0c9"/>
    </style:style>
    <style:style style:name="P19" style:family="paragraph" style:parent-style-name="Text_20_body">
      <style:text-properties officeooo:rsid="003639c4" officeooo:paragraph-rsid="003639c4"/>
    </style:style>
    <style:style style:name="P20" style:family="paragraph" style:parent-style-name="Heading_20_1">
      <style:text-properties fo:color="#ff0000" style:text-underline-style="solid" style:text-underline-width="auto" style:text-underline-color="font-color"/>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c1b55" style:font-size-asian="20pt" style:font-weight-asian="bold" style:font-size-complex="20pt" style:font-weight-complex="bold"/>
    </style:style>
    <style:style style:name="T7" style:family="text">
      <style:text-properties officeooo:rsid="002d50e1"/>
    </style:style>
    <style:style style:name="T8" style:family="text">
      <style:text-properties officeooo:rsid="002ef7ce"/>
    </style:style>
    <style:style style:name="T9" style:family="text">
      <style:text-properties officeooo:rsid="00312658"/>
    </style:style>
    <style:style style:name="T10" style:family="text">
      <style:text-properties officeooo:rsid="00321cf7"/>
    </style:style>
    <style:style style:name="T11" style:family="text">
      <style:text-properties officeooo:rsid="0032c8f0"/>
    </style:style>
    <style:style style:name="T12" style:family="text">
      <style:text-properties officeooo:rsid="00343aac"/>
    </style:style>
    <style:style style:name="T13" style:family="text">
      <style:text-properties officeooo:rsid="00359858"/>
    </style:style>
    <style:style style:name="T14" style:family="text">
      <style:text-properties officeooo:rsid="00359ec6"/>
    </style:style>
    <style:style style:name="T15" style:family="text">
      <style:text-properties officeooo:rsid="0035f0c9"/>
    </style:style>
    <style:style style:name="T16" style:family="text">
      <style:text-properties fo:color="#000000" officeooo:rsid="0035f0c9"/>
    </style:style>
    <style:style style:name="T17" style:family="text">
      <style:text-properties fo:color="#000000" officeooo:rsid="003639c4"/>
    </style:style>
    <style:style style:name="T18" style:family="text">
      <style:text-properties officeooo:rsid="003639c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46_765475949" text:style-name="Index_20_Link" text:visited-style-name="Index_20_Link">Partie A : Identification et analyse des composants de Pcs à architecture intel<text:tab/>1</text:a></text:p>
          <text:p text:style-name="P21"><text:a xlink:type="simple" xlink:href="#__RefHeading___Toc242_765475949" text:style-name="Index_20_Link" text:visited-style-name="Index_20_Link">Partie B :<text:tab/>3</text:a></text:p>
        </text:index-body>
      </text:table-of-content>
      <text:h text:style-name="P20" text:outline-level="1"><text:bookmark-start text:name="__RefHeading___Toc46_765475949"/>Partie A : Identification et analyse des composants de Pcs à architecture intel<text:bookmark-end text:name="__RefHeading___Toc46_765475949"/></text:h>
      <text:p text:style-name="P3">Question 1) </text:p>
      <text:p text:style-name="P4">a) Il s’agit d’un boitier <text:span text:style-name="T7">BTX(pc neuf) et l’autre d’un boitier ATX (vieux pc) </text:span>.</text:p>
      <text:p text:style-name="P4">b) <text:span text:style-name="T7">Le</text:span> boitier <text:span text:style-name="T7">du pc neuf</text:span> contient <text:span text:style-name="T7">4</text:span> baie<text:span text:style-name="T7">s et 5 pour le vieux pc</text:span>.</text:p>
      <text:p text:style-name="P4">c) Le grand circuit imprimé sur lequel est placé le processeur s’appel la carte mère.</text:p>
      <text:p text:style-name="P4">d) <text:span text:style-name="T7">Sur le pc neuf on trouve 4 emplacements pour barrettes mémoire et sur l’autre on trouve 2 emplacements.</text:span></text:p>
      <text:p text:style-name="P5">e) Il y a 2 barrettes de mémoire qui sont présentes <text:span text:style-name="T7">sur le pc neuf</text:span>. Elles sont de type DDR3 (PC3-10600). Elles ont un débit maximum de 10,6 Go/s et une capacité de 2 Go. Sur le pc neuf il y a 4 Go de mémoire.</text:p>
      <text:p text:style-name="P7">Il y a 1 barrette de mémoire qui est présente sur le vieux pc. Elle est de type DDR2 (PC2-4200). Elle a un débit maximum de 4,2 Go/s et une capacité de 512 MB.</text:p>
      <text:p text:style-name="P5">f) <text:span text:style-name="T8">Caractéristiques d’alimentation du pc neuf :</text:span></text:p>
      <text:p text:style-name="P8">tension d’entrée: 100-240 V</text:p>
      <text:p text:style-name="P8">courant d’entrée: 4,4 A</text:p>
      <text:p text:style-name="P8">puissance totale: <text:span text:style-name="T9">325,7 W</text:span></text:p>
      <text:p text:style-name="P8">tensions: <text:span text:style-name="T9">12V, 5V, 3,3V, -12V, 5V (13,3V total)</text:span></text:p>
      <text:p text:style-name="P8">courants max: <text:span text:style-name="T9">17,8A, 15A, 7A, 0,5A, 4A (44,3A total)</text:span></text:p>
      <text:p text:style-name="P8">puissance max fournit par l’alimentation: 250 W</text:p>
      <text:p text:style-name="P6">f) <text:span text:style-name="T8">Caractéristiques d’alimentation du vieux pc :</text:span></text:p>
      <text:p text:style-name="P9">tension d’entrée: <text:span text:style-name="T10">240V</text:span></text:p>
      <text:p text:style-name="P9">courant d’entrée: <text:span text:style-name="T10">4,5A</text:span></text:p>
      <text:p text:style-name="P10">Température maximale de fonctionnement: 50°C</text:p>
      <text:p text:style-name="P11">g) Sur les 2 pc la somme des puissances des sorties DC par rapport à la puissance inscrite sur l’alimentation n’est pas la même <text:span text:style-name="T11">car la puissance des sorties DC peuvent ne pas êtres au maximum.</text:span></text:p>
      <text:p text:style-name="P11"><text:soft-page-break/>h) <text:span text:style-name="T12">Aucunes caractéristiques sur internet pour les chipset. Sur les 2 pc on a les deux ponts (nord et sud).</text:span></text:p>
      <text:p text:style-name="P12">i) pc neuf: 1 connecteur PCI, 0 connecteur ISA, 3 connecteurs PCI Express</text:p>
      <text:p text:style-name="P12">vieux pc: 2 connecteurs PCI et 2 connecteurs ISA</text:p>
      <text:p text:style-name="P12">j) Sur les 2 pc tout se trouve sur la carte mère.</text:p>
      <text:p text:style-name="P12">k) Non, on ne peut pas avoir accès facilement au processeur car il y a un ventilateur dessus pour pouvoir le refroidir (Il fonctionne à une température très élevée).</text:p>
      <text:p text:style-name="P12">l) <text:span text:style-name="T14">pc neuf : lecteur cd et disque dur. Les deux sont en bus SATA</text:span></text:p>
      <text:p text:style-name="P15">vieux pc : lecteur disquette+lecteur cd (bus IDE), disque dur (bus SATA)</text:p>
      <text:p text:style-name="P13">Caractéristique du disque dur (pc neuf):</text:p>
      <text:p text:style-name="P13">- capacitée: 250 GB</text:p>
      <text:p text:style-name="Text_20_body">- <text:span text:style-name="T13">7200 tours par minute</text:span></text:p>
      <text:p text:style-name="P15">- Prise SATA</text:p>
      <text:p text:style-name="P15">- Date de construction : 10/2011</text:p>
      <text:p text:style-name="P14">Caractéristique du disque dur (<text:span text:style-name="T14">vieux pc</text:span>):</text:p>
      <text:p text:style-name="P14">- capacitée: <text:span text:style-name="T14">80 GB</text:span></text:p>
      <text:p text:style-name="P16">- <text:span text:style-name="T13">7200 tours par minute</text:span></text:p>
      <text:p text:style-name="P15">- Prise SATA</text:p>
      <text:p text:style-name="P15">m) pc neuf : connecteurs extérieurs : PS2 <text:span text:style-name="T15">(raccorder un clavier)</text:span>, VGA<text:span text:style-name="T15">(avoir des images)</text:span>, R<text:span text:style-name="T15">S232</text:span>, <text:span text:style-name="T15">USB(connecter des clés usb...)</text:span></text:p>
      <text:p text:style-name="P15">vieux pc : seulement l’IDE <text:span text:style-name="T15">(sert à raccorder les lecteurs cd et disquette)</text:span></text:p>
      <text:p text:style-name="P17">Question 2 :</text:p>
      <text:p text:style-name="P17">a) Connecteurs présents sur le pc que j’utilise :</text:p>
      <text:p text:style-name="P17">- prise jack</text:p>
      <text:p text:style-name="P17">- port USB</text:p>
      <text:p text:style-name="P17">- prise ethernet</text:p>
      <text:p text:style-name="P17">- connecteurs PS2</text:p>
      <text:p text:style-name="P17"/>
      <text:p text:style-name="P17"><text:soft-page-break/>b) Connecteurs présents sur le pc du prof :</text:p>
      <text:p text:style-name="P17">- port USB</text:p>
      <text:p text:style-name="P17">- displayPort</text:p>
      <text:p text:style-name="P17">- USB type-C</text:p>
      <text:p text:style-name="P17">- prise jack</text:p>
      <text:p text:style-name="P17">- alimentation</text:p>
      <text:h text:style-name="P20" text:outline-level="1"><text:bookmark-start text:name="__RefHeading___Toc242_765475949"/>Partie B :<text:bookmark-end text:name="__RefHeading___Toc242_765475949"/></text:h>
      <text:p text:style-name="P18"><text:span text:style-name="T16">Question 3 : Le fichier /proc/cpuinfo contient les caractéristiques des composants de l’ordinateur et le fichier /proc/meminfo contient l</text:span><text:span text:style-name="T17">a capacitée mémoire </text:span><text:span text:style-name="T16">de l’ensemble des composants de l’ordinateur.</text:span></text:p>
      <text:p text:style-name="P19">Le fichier cpuinfo nous donne des informations sur le CPU, la carte graphique ou bien le processeur. Le fichier meminfo nous donne par exemple pour le cache sa capacitée mémoire qui est de 1056840 kB</text:p>
      <text:p text:style-name="P17">Question 4 : <text:span text:style-name="T18">La commande lspci liste tous les périphériques qui sont connectés à la carte mère et la commande lsusb liste l’ensemble des composants connectés aux ports USB de l’ordin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35f0c9"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c1b55"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text:span><text:span text:style-name="MT6"> M</text:span><text:span text:style-name="MT5">1103</text:span></text:p>
      </style:header>
      <style:footer>
        <text:p text:style-name="MP2"><text:date style:data-style-name="N37" text:date-value="2018-11-05T17:59:25.048695285">05/11/18</text:date><text:tab/><text:page-number text:select-page="current">3</text:page-number>/<text:page-count>3</text:page-count><text:tab/><text:date style:data-style-name="N37" text:date-value="2018-11-05T17:59:25.048905252">05/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8-11-05T17:59:25.030373085</dc:date>
    <meta:editing-duration>PT25M23S</meta:editing-duration>
    <meta:editing-cycles>8</meta:editing-cycles>
    <meta:generator>LibreOffice/5.2.7.2$Linux_X86_64 LibreOffice_project/20m0$Build-2</meta:generator>
    <meta:document-statistic meta:table-count="0" meta:image-count="0" meta:object-count="0" meta:page-count="3" meta:paragraph-count="60" meta:word-count="611" meta:character-count="3364" meta:non-whitespace-character-count="2811"/>
  </office:meta>
</office:document-meta>
</file>